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2785in" style:rel-column-width="12891*"/>
    </style:style>
    <style:style style:name="Table1.B" style:family="table-column">
      <style:table-column-properties style:column-width="0.8521in" style:rel-column-width="8594*"/>
    </style:style>
    <style:style style:name="Table1.C" style:family="table-column">
      <style:table-column-properties style:column-width="1.7049in" style:rel-column-width="17189*"/>
    </style:style>
    <style:style style:name="Table1.D" style:family="table-column">
      <style:table-column-properties style:column-width="2.6639in" style:rel-column-width="26861*"/>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end"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CAuthor">
      <style:text-properties officeooo:rsid="00178942" officeooo:paragraph-rsid="00178942"/>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mple document: When will templating really end?</text:p>
      <text:p text:style-name="Text_20_body"/>
      <text:p text:style-name="Author">true</text:p>
      <text:p text:style-name="Affiliation">hello<text:span text:style-name="T2">1</text:span> world!</text:p>
      <text:p text:style-name="Runningtitle">Short running title: Blablabla</text:p>
      <text:p text:style-name="CAuthor">Corresponding author: Euzinho</text:p>
      <text:p text:style-name="P9">Word count: 4553</text:p>
      <text:p text:style-name="Number_20_of_20_figures">Number of figures: 6</text:p>
      <text:p text:style-name="Supporting_20_documents">Supporting documents/data: 6</text:p>
      <text:p text:style-name="Faux_20_page_20_break"/>
      <text:p text:style-name="Abstract">Lorem<text:span text:style-name="T2">1</text:span> ipsum dolor sit amet, consectetur adipisicing elit, sed do eiusmod tempor incididunt ut labore et dolore magna aliqua. Ut enim ad minim veniam, quis nostrud exercitation ullamco <text:span text:style-name="T1">laboris</text:span> nisi ut aliquip ex ea commodo consequat. Duis aute irure dolor in reprehenderit in <text:span text:style-name="T1">voluptate</text:span> velit esse cillum dolore eu fugiat nulla pariatur. Excepteur sint <text:span text:style-name="T3">occaecat cupidatat</text:span> non proident, sunt in culpa qui officia deserunt mollit anim id est laborum.</text:p>
      <text:h text:style-name="Heading_20_1" text:outline-level="1">First level heading</text:h>
      <text:p text:style-name="First_20_paragraph">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Ngo et al. 2013).</text:p>
      <text:h text:style-name="Heading_20_2" text:outline-level="2">Second level heading</text:h>
      <text:p text:style-name="First_20_paragraph">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soft-page-break/>And, passing tranquilly to his reward. I see her, an old woman, but was not the sagacity of the man if you are sure that he was overworked; it would satisfy me, I dare not confide to him with a brooding sense of wrong. asdf add. a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Centered Header</text:p>
            </table:table-cell>
            <table:table-cell table:style-name="Table1.A1" office:value-type="string">
              <text:p text:style-name="Table_20_Heading">Default Aligned</text:p>
            </table:table-cell>
            <table:table-cell table:style-name="Table1.A1" office:value-type="string">
              <text:p text:style-name="P3">Right Aligned</text:p>
            </table:table-cell>
            <table:table-cell table:style-name="Table1.A1" office:value-type="string">
              <text:p text:style-name="Table_20_Heading">Left Aligned</text:p>
            </table:table-cell>
          </table:table-row>
        </table:table-header-rows>
        <table:table-row>
          <table:table-cell table:style-name="Table1.A1" office:value-type="string">
            <text:p text:style-name="P4">First</text:p>
          </table:table-cell>
          <table:table-cell table:style-name="Table1.A1" office:value-type="string">
            <text:p text:style-name="Table_20_Contents">row</text:p>
          </table:table-cell>
          <table:table-cell table:style-name="Table1.A1" office:value-type="string">
            <text:p text:style-name="P5">12.0</text:p>
          </table:table-cell>
          <table:table-cell table:style-name="Table1.A1" office:value-type="string">
            <text:p text:style-name="Table_20_Contents">Example of a row that spans multiple lines.</text:p>
          </table:table-cell>
        </table:table-row>
        <table:table-row>
          <table:table-cell table:style-name="Table1.A1" office:value-type="string">
            <text:p text:style-name="P4">Second</text:p>
          </table:table-cell>
          <table:table-cell table:style-name="Table1.A1" office:value-type="string">
            <text:p text:style-name="Table_20_Contents">row</text:p>
          </table:table-cell>
          <table:table-cell table:style-name="Table1.A1" office:value-type="string">
            <text:p text:style-name="P5">5.0</text:p>
          </table:table-cell>
          <table:table-cell table:style-name="Table1.A1" office:value-type="string">
            <text:p text:style-name="Table_20_Contents">Here's another one. Note the blank line between rows.</text:p>
          </table:table-cell>
        </table:table-row>
      </table:table>
      <text:p text:style-name="TableCaption">Here's the caption. It, too, may span multiple lines.</text:p>
      <text:h text:style-name="Heading_20_3" text:outline-level="3">Third level heading</text:h>
      <text:p text:style-name="First_20_paragraph">Be obtained in this my cell and leading me out to show what he was ordered. to bed, was not visible. He was not then accomplished, neither did he wear anything more on his cheek. Come in, come in! I have seen you somewhere. Perhaps at my wine-shop? Much.<text:note text:id="ftn1" text:note-class="footnote"><text:note-citation>1</text:note-citation><text:note-body><text:p text:style-name="Footnote">Offer an opinion until invited. But our Defarge, said Jacques Three. Transparently! There is for my name? Assuredly I did. not hear him. So composedly, that they had conferred together They had witnessed, came to nothing, yet. What'do I know! I can do here. I leave off From the ground, and he sat There was nothing else connected with Mr. Cruncher'varying his apostrophe after missing his mark--what are you up to? look for him, and already broke.</text:p></text:note-body></text:note></text:p>
      <text:p text:style-name="P6">Then he opened the usher, accompanied by a sign of wrath. The National Guards from the torch, to replace it he had become deaf. He no longer had any, he visited the manikin anchorite in his self-love. Favourite resumed:-- Yes, I have no education; I am a.</text:p>
      <text:p text:style-name="P6">That was what I was called? Jean Valjean was of the number On the nail whence hangs the rope's end round his neck, around like a bird, could have observed him and demanded in a congealed state:-- What do you want with me? said Marius. You shall have the two chairs the only light in the immense vice of falsehood, of injustice, of his misfortune only too little of the substance.<text:note text:id="ftn2" text:note-class="footnote"><text:note-citation>2</text:note-citation><text:note-body><text:p text:style-name="Footnote">Another footnote.</text:p></text:note-body></text:note></text:p>
      <text:p text:style-name="First_20_paragraph">Facts and legends concerning this lost race of early Martians, who were too poor to pay the high tower of the palace, for other than her. own choice, and that it is this ray many strange things in my life, and of death. The face of a high pinnacle in their regard. Evidently devoid of all the finer <text:soft-page-break/>sentiments of generosity and.</text:p>
      <text:list xml:id="list4507765534945036101" text:style-name="L1">
        <text:list-item>
          <text:p text:style-name="P7">Lists!</text:p>
        </text:list-item>
        <text:list-item>
          <text:p text:style-name="P7">Lorem ipsum dolor sit amet, consectetur adipisicing elit,</text:p>
        </text:list-item>
        <text:list-item>
          <text:p text:style-name="P7">sed do eiusmod tempor incididunt ut labore et dolore magna aliqua. Ut enim ad minim veniam, quis</text:p>
        </text:list-item>
        <text:list-item>
          <text:p text:style-name="P7">nostrud exercitation ullamco laboris nisi ut aliquip ex ea commodo consequat. Duis aute irure dolor in reprehenderit in voluptate velit esse cillum dolore eu fugiat nulla pariatur. Excepteur sint occaecat cupidatat non</text:p>
        </text:list-item>
        <text:list-item>
          <text:p text:style-name="P7">proident, sunt in culpa qui officia deserunt mollit anim id est laborum.</text:p>
        </text:list-item>
      </text:list>
      <text:p text:style-name="First_20_paragraph">Towered over forty feet in height; No water, and no word would my jailer vouchsafe when my food upon the surface of the fields, and thus learn the Language X Champion and CHIEF Early the next time that I could distance my pursuers if I could follow the receding waters until necessity had forced upon them my authority and mastery. Then, by degrees, I won their confidence in much the appearance of any one of which lay a snow-white egg. For.</text:p>
      <text:p text:style-name="Text_20_body">Trees. All else was wall. On hearing footsteps close at the father'and daughter departed in it. Mr. Stryver sucked the end of. He had a faint and empty, they beguiled the earlier watches of the darkness he would have been the prisoner's servant, and a good citizen at Paris. Whatever might befall now, he could not detect one creature in sight of three men, he must face it. is the message to the unfortunate gentleman so.</text:p>
      <text:list xml:id="list8436658691451898988" text:style-name="L2">
        <text:list-item>
          <text:p text:style-name="P8">Ordered lists too!</text:p>
        </text:list-item>
        <text:list-item>
          <text:p text:style-name="P8">He inherited them, and not against, according to its nature. to arise of itself,</text:p>
        </text:list-item>
        <text:list-item>
          <text:p text:style-name="P8">I give the promise, I am going to see the sight; then he points his finger, dipped in it, as a <text:soft-page-break/>matter of business--You confuse me, and demanded to see me, he said.</text:p>
        </text:list-item>
        <text:list-item>
          <text:p text:style-name="P8">Nature of enormous waves. He had just left their seat, and the girl advanced. It seemed to him I am not ignorant of the law. He who rejects.</text:p>
        </text:list-item>
        <text:list-item>
          <text:p text:style-name="P8">And so we moved stealthily along the deserted street. Evidently his mission for it and so had to be made a member of the matter. He accomplished this by taking my order for examination to the various planets, and that his statement was scarcely dry where it had always seemed the height of about a pound of some subterranean vault where the missile struck he swung over the butt of a pistol, and if I be so indiscreet,</text:p>
        </text:list-item>
        <text:list-item>
          <text:p text:style-name="P8">her position wherein I alone could lighten the burdens of.</text:p>
        </text:list-item>
      </text:list>
      <text:h text:style-name="Heading_20_1" text:outline-level="1">References</text:h>
      <text:p text:style-name="First_20_paragraph">Ngo, Hong-Viet V, Thomas Martinetz, Jan Born, and Matthias Mölle. 2013. “Auditory closed-loop stimulation of the sleep slow oscillation enhances memory.” <text:span text:style-name="T1">Neuron</text:span> 78 (3): 545–53. doi:<text:a xlink:type="simple" xlink:href="https://doi.org/10.1016/j.neuron.2013.03.006" text:style-name="Internet_20_link" text:visited-style-name="Visited_20_Internet_20_Link"><text:span text:style-name="Definition">10.1016/j.neuron.2013.03.00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200%"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Bold Italic"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1402in" loext:contextual-spacing="false" fo:line-height="200%" fo:text-align="center" style:justify-single-word="false" style:page-number="auto"/>
      <style:text-properties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fo:text-align="justify" style:justify-single-word="false"/>
    </style:style>
    <style:style style:name="Title" style:family="paragraph" style:parent-style-name="Heading" style:next-style-name="Author" style:class="chapter">
      <style:paragraph-properties fo:margin-top="0.1701in" fo:margin-bottom="0.1201in" loext:contextual-spacing="false" fo:text-align="center" style:justify-single-word="false"/>
      <style:text-properties style:font-name="Times New Roman1" fo:font-family="'Times New Roman'" style:font-style-name="Bold" style:font-family-generic="roman" style:font-pitch="variable" fo:font-size="28pt" fo:font-weight="bold" style:font-size-asian="28pt" style:font-weight-asian="bold" style:font-size-complex="28pt" style:font-weight-complex="bold"/>
    </style:style>
    <style:style style:name="Affiliation" style:family="paragraph" style:parent-style-name="Author" style:next-style-name="Runningtitle"/>
    <style:style style:name="Runningtitle" style:family="paragraph" style:parent-style-name="Affiliation">
      <style:text-properties officeooo:rsid="00175088"/>
    </style:style>
    <style:style style:name="CAuthor" style:family="paragraph" style:parent-style-name="Runningtitle">
      <style:text-properties officeooo:rsid="00175088"/>
    </style:style>
    <style:style style:name="Number_20_of_20_figures" style:display-name="Number of figures" style:family="paragraph" style:parent-style-name="CAuthor">
      <style:text-properties officeooo:rsid="00175088"/>
    </style:style>
    <style:style style:name="Supporting_20_documents" style:display-name="Supporting documents" style:family="paragraph" style:parent-style-name="Number_20_of_20_figures" style:next-style-name="Faux_20_page_20_break" style:master-page-name="">
      <style:paragraph-properties style:page-number="auto"/>
      <style:text-properties officeooo:rsid="00175088"/>
    </style:style>
    <style:style style:name="Abstract" style:family="paragraph" style:parent-style-name="Text_20_body" style:master-page-name="">
      <style:paragraph-properties fo:line-height="200%" fo:text-align="justify" style:justify-single-word="false" style:page-number="auto"/>
    </style:style>
    <style:style style:name="Faux_20_page_20_break" style:display-name="Faux page break" style:family="paragraph" style:parent-style-name="Supporting_20_documents" style:master-page-name="">
      <style:paragraph-properties style:page-number="auto" fo:break-after="pag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mple document: When will templating really end?</dc:title>
    <dc:date>2015-11-30T16:05:53.309291221</dc:date>
    <dc:creator>João Santiago</dc:creator>
    <meta:editing-duration>PT14M12S</meta:editing-duration>
    <meta:editing-cycles>2</meta:editing-cycles>
    <meta:generator>LibreOffice/5.0.3.2$Linux_X86_64 LibreOffice_project/00m0$Build-2</meta:generator>
    <meta:document-statistic meta:table-count="1" meta:image-count="0" meta:object-count="0" meta:page-count="5" meta:paragraph-count="50" meta:word-count="1137" meta:character-count="6594" meta:non-whitespace-character-count="5520"/>
  </office:meta>
</office:document-meta>
</file>